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MT" svg:font-family="TimesNewRomanPSMT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ußzeile">
      <style:paragraph-properties style:border-line-width-top="0.053cm 0.053cm 0.053cm" fo:padding-left="0cm" fo:padding-right="0cm" fo:padding-top="0.035cm" fo:padding-bottom="0cm" fo:border-left="none" fo:border-right="none" fo:border-top="0.159cm double #622423" fo:border-bottom="none" style:shadow="none"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Arial" fo:font-size="30pt" style:font-size-asian="30pt" style:font-name-complex="Arial" style:font-size-complex="30pt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Arial" fo:font-size="30pt" fo:font-weight="bold" style:font-size-asian="30pt" style:font-weight-asian="bold" style:font-name-complex="Arial" style:font-size-complex="30pt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style:font-name="Arial" fo:font-size="16pt" fo:font-weight="bold" style:font-size-asian="16pt" style:font-weight-asian="bold" style:font-name-complex="Arial" style:font-size-complex="15pt"/>
    </style:style>
    <style:style style:name="P7" style:family="paragraph" style:parent-style-name="Standard">
      <style:paragraph-properties fo:margin-top="0cm" fo:margin-bottom="0cm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top="0cm" fo:margin-bottom="0cm" fo:line-height="100%" style:text-autospace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cm" fo:margin-bottom="0cm" fo:line-height="100%" style:text-autospace="non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fo:line-height="100%" style:text-autospace="non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/>
      <style:text-properties style:font-name="Arial" fo:font-size="12pt" fo:language="en" fo:country="US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fo:line-height="100%" style:text-autospace="none"/>
      <style:text-properties style:font-name="Arial" fo:font-size="12pt" fo:language="en" fo:country="US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fo:line-height="100%" style:text-autospace="none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cm" fo:margin-bottom="0cm"/>
      <style:text-properties style:font-name="Arial" fo:font-size="20pt" fo:font-weight="bold" style:font-size-asian="20pt" style:font-weight-asian="bold" style:font-name-complex="Arial" style:font-size-complex="20pt"/>
    </style:style>
    <style:style style:name="P16" style:family="paragraph" style:parent-style-name="Standard">
      <style:paragraph-properties fo:margin-top="0cm" fo:margin-bottom="0cm"/>
      <style:text-properties style:font-name="Arial" fo:font-size="18pt" fo:font-weight="bold" style:font-size-asian="18pt" style:font-weight-asian="bold" style:font-name-complex="Arial" style:font-size-complex="18pt"/>
    </style:style>
    <style:style style:name="P17" style:family="paragraph" style:parent-style-name="Standard">
      <style:paragraph-properties fo:margin-top="0cm" fo:margin-bottom="0cm" fo:line-height="100%" style:text-autospace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8" style:family="paragraph" style:parent-style-name="Standard">
      <style:paragraph-properties fo:margin-top="0cm" fo:margin-bottom="0cm"/>
      <style:text-properties style:font-name="Arial" fo:font-size="14pt" fo:font-weight="bold" style:font-size-asian="14pt" style:font-weight-asian="bold" style:font-name-complex="Arial" style:font-size-complex="14pt"/>
    </style:style>
    <style:style style:name="P19" style:family="paragraph" style:parent-style-name="Standard">
      <style:paragraph-properties fo:margin-top="0cm" fo:margin-bottom="0cm" fo:text-align="center" style:justify-single-word="false"/>
    </style:style>
    <style:style style:name="P20" style:family="paragraph" style:parent-style-name="Standard">
      <style:paragraph-properties fo:margin-top="0cm" fo:margin-bottom="0cm" fo:line-height="100%" style:text-autospace="none"/>
      <style:text-properties fo:color="#000000" style:font-name="TimesNewRomanPSMT" fo:font-size="12pt" style:font-size-asian="12pt" style:font-name-complex="TimesNewRomanPSMT" style:font-size-complex="12pt"/>
    </style:style>
    <style:style style:name="P21" style:family="paragraph" style:parent-style-name="Standard">
      <style:paragraph-properties fo:margin-top="0cm" fo:margin-bottom="0cm" fo:line-height="100%" style:text-autospace="none"/>
      <style:text-properties fo:color="#000000"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/>
      <style:text-properties fo:font-size="12pt" fo:language="en" fo:country="US" style:font-size-asian="12pt" style:font-size-complex="12pt"/>
    </style:style>
    <style:style style:name="P24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" style:font-size-asian="12pt" style:language-asian="de" style:country-asian="DE" style:font-size-complex="12pt"/>
    </style:style>
    <style:style style:name="P25" style:family="paragraph" style:parent-style-name="Standard">
      <style:paragraph-properties fo:margin-top="0cm" fo:margin-bottom="0cm" fo:line-height="100%"/>
    </style:style>
    <style:style style:name="P26" style:family="paragraph" style:parent-style-name="Standard">
      <style:paragraph-properties fo:margin-top="0cm" fo:margin-bottom="0cm" fo:line-height="100%" style:text-autospace="none"/>
    </style:style>
    <style:style style:name="P27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</style:style>
    <style:style style:name="P28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size="30pt" fo:font-weight="bold" style:font-size-asian="30pt" style:font-weight-asian="bold" style:font-name-complex="Arial" style:font-size-complex="30pt"/>
    </style:style>
    <style:style style:name="P29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0" style:shadow="none" style:text-autospace="none"/>
      <style:text-properties style:font-name="Arial" fo:font-size="30pt" fo:font-weight="bold" style:font-size-asian="30pt" style:font-weight-asian="bold" style:font-name-complex="Arial" style:font-size-complex="30pt"/>
    </style:style>
    <style:style style:name="P30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0" style:shadow="none" style:text-autospace="none"/>
      <style:text-properties style:font-name="Arial" fo:font-size="30pt" fo:font-weight="bold" style:font-size-asian="30pt" style:font-weight-asian="bold" style:font-name-complex="Arial" style:font-size-complex="30pt" style:font-weight-complex="bold"/>
    </style:style>
    <style:style style:name="P31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  <style:text-properties fo:font-size="30pt" fo:font-weight="bold" style:font-size-asian="30pt" style:font-weight-asian="bold" style:font-size-complex="30pt"/>
    </style:style>
    <style:style style:name="P32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  <style:text-properties fo:font-size="30pt" fo:language="en" fo:country="US" fo:font-weight="bold" style:font-size-asian="30pt" style:font-weight-asian="bold" style:font-size-complex="30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break-before="page"/>
      <style:text-properties style:font-name="Arial" style:font-name-complex="Arial"/>
    </style:style>
    <style:style style:name="P35" style:family="paragraph" style:parent-style-name="Standard">
      <style:paragraph-properties fo:break-before="page"/>
      <style:text-properties style:font-name="Arial" fo:font-size="12pt" style:font-size-asian="12pt" style:font-name-complex="Arial" style:font-size-complex="12pt"/>
    </style:style>
    <style:style style:name="P36" style:family="paragraph" style:parent-style-name="Standard">
      <style:paragraph-properties fo:hyphenation-ladder-count="no-limit" fo:break-before="page"/>
      <style:text-properties style:font-name="Arial" fo:font-size="12pt" style:font-size-asian="12pt" style:font-name-complex="Arial" style:font-size-complex="12pt" fo:hyphenate="true" fo:hyphenation-remain-char-count="0" fo:hyphenation-push-char-count="0"/>
    </style:style>
    <style:style style:name="P37" style:family="paragraph" style:parent-style-name="Standard">
      <style:paragraph-properties fo:hyphenation-ladder-count="no-limit" fo:break-before="page"/>
      <style:text-properties style:font-name="Arial" fo:font-size="12pt" fo:font-weight="bold" style:font-size-asian="12pt" style:font-weight-asian="bold" style:font-name-complex="Arial" style:font-size-complex="12pt" fo:hyphenate="true" fo:hyphenation-remain-char-count="0" fo:hyphenation-push-char-count="0"/>
    </style:style>
    <style:style style:name="P38" style:family="paragraph" style:parent-style-name="Standard">
      <style:paragraph-properties fo:hyphenation-ladder-count="no-limit" fo:break-before="page"/>
      <style:text-properties style:font-name="Arial" fo:font-size="30pt" fo:font-weight="bold" style:font-size-asian="30pt" style:font-weight-asian="bold" style:font-name-complex="Arial" style:font-size-complex="30pt" fo:hyphenate="true" fo:hyphenation-remain-char-count="0" fo:hyphenation-push-char-count="0"/>
    </style:style>
    <style:style style:name="P39" style:family="paragraph" style:parent-style-name="Standard">
      <style:paragraph-properties fo:hyphenation-ladder-count="no-limit" fo:break-before="page"/>
      <style:text-properties style:font-name="Arial" fo:font-weight="bold" style:font-weight-asian="bold" style:font-name-complex="Arial" fo:hyphenate="true" fo:hyphenation-remain-char-count="0" fo:hyphenation-push-char-count="0"/>
    </style:style>
    <style:style style:name="P40" style:family="paragraph" style:parent-style-name="Standard">
      <style:paragraph-properties fo:break-before="page"/>
      <style:text-properties style:font-name="Times New Roman" fo:font-size="12pt" style:font-name-asian="Times New Roman" style:font-size-asian="12pt" style:language-asian="de" style:country-asian="DE" style:font-size-complex="12pt"/>
    </style:style>
    <style:style style:name="P4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42" style:family="paragraph" style:parent-style-name="Standard">
      <style:paragraph-properties fo:hyphenation-ladder-count="no-limit"/>
      <style:text-properties style:font-name="Arial" fo:font-size="12pt" style:font-size-asian="12pt" style:font-name-complex="Arial" style:font-size-complex="12pt" fo:hyphenate="true" fo:hyphenation-remain-char-count="0" fo:hyphenation-push-char-count="0"/>
    </style:style>
    <style:style style:name="P4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44" style:family="paragraph" style:parent-style-name="Standard">
      <style:text-properties fo:color="#c00000" style:font-name="Arial" fo:font-size="12pt" fo:font-weight="bold" style:font-size-asian="12pt" style:font-weight-asian="bold" style:font-name-complex="Arial" style:font-size-complex="12pt"/>
    </style:style>
    <style:style style:name="P45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46" style:family="paragraph" style:parent-style-name="Default">
      <style:text-properties style:font-name="Arial" fo:font-size="14pt" style:font-size-asian="14pt" style:font-name-complex="Arial" style:font-size-complex="14pt"/>
    </style:style>
    <style:style style:name="P47" style:family="paragraph" style:parent-style-name="Standard">
      <style:paragraph-properties fo:margin-top="0.176cm" fo:margin-bottom="0.176cm" fo:line-height="100%"/>
    </style:style>
    <style:style style:name="P48" style:family="paragraph" style:parent-style-name="Standard">
      <style:paragraph-properties fo:margin-top="0.176cm" fo:margin-bottom="0.176cm" fo:line-height="100%"/>
      <style:text-properties fo:color="#000000" style:font-name="Times New Roman" fo:font-size="13.5pt" style:font-name-asian="Times New Roman" style:font-size-asian="13.5pt" style:language-asian="de" style:country-asian="DE" style:font-size-complex="13.5pt"/>
    </style:style>
    <style:style style:name="P49" style:family="paragraph" style:parent-style-name="Standard">
      <style:paragraph-properties fo:margin-top="0.176cm" fo:margin-bottom="0.176cm" fo:line-height="100%"/>
      <style:text-properties fo:color="#000000" style:font-name="Times New Roman" fo:font-size="13.5pt" fo:font-weight="bold" style:font-name-asian="Times New Roman" style:font-size-asian="13.5pt" style:language-asian="de" style:country-asian="DE" style:font-weight-asian="bold" style:font-size-complex="13.5pt" style:font-weight-complex="bold"/>
    </style:style>
    <style:style style:name="P50" style:family="paragraph" style:parent-style-name="Standard">
      <style:paragraph-properties fo:margin-top="0.176cm" fo:margin-bottom="0.176cm" fo:line-height="100%"/>
      <style:text-properties style:font-name="Times New Roman" fo:font-size="12pt" style:font-name-asian="Times New Roman" style:font-size-asian="12pt" style:language-asian="de" style:country-asian="DE" style:font-size-complex="12pt"/>
    </style:style>
    <style:style style:name="P5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5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size="30pt" fo:font-weight="bold" style:font-size-asian="30pt" style:font-weight-asian="bold" style:font-name-complex="Arial" style:font-size-complex="30pt"/>
    </style:style>
    <style:style style:name="P53" style:family="paragraph" style:parent-style-name="Heading_20_2">
      <style:paragraph-properties fo:margin-top="0cm" fo:margin-bottom="0.353cm" fo:text-align="center" style:justify-single-word="false"/>
      <style:text-properties style:font-name="Arial" fo:font-size="40pt" style:font-size-asian="40pt" style:font-name-complex="Arial" style:font-size-complex="40pt"/>
    </style:style>
    <style:style style:name="P54" style:family="paragraph" style:parent-style-name="Listenabsatz" style:list-style-name="L1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55" style:family="paragraph" style:parent-style-name="Listenabsatz" style:list-style-name="L2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56" style:family="paragraph" style:parent-style-name="Listenabsatz" style:list-style-name="L3">
      <style:paragraph-properties fo:margin-top="0cm" fo:margin-bottom="0cm" fo:line-height="100%" style:text-autospace="none"/>
      <style:text-properties style:font-name="Arial" fo:font-size="12pt" fo:language="en" fo:country="US" style:font-size-asian="12pt" style:font-name-complex="Arial" style:font-size-complex="12pt"/>
    </style:style>
    <style:style style:name="P57" style:family="paragraph" style:parent-style-name="Listenabsatz" style:list-style-name="L2">
      <style:paragraph-properties fo:margin-top="0cm" fo:margin-bottom="0cm"/>
    </style:style>
    <style:style style:name="P58" style:family="paragraph" style:parent-style-name="Heading_20_1" style:master-page-name="MP0">
      <style:paragraph-properties fo:margin-top="0cm" fo:margin-bottom="0.353cm" fo:text-align="center" style:justify-single-word="false" style:page-number="auto" fo:break-before="page"/>
      <style:text-properties style:font-name="Arial" fo:font-size="40pt" style:font-size-asian="40pt" style:font-name-complex="Arial" style:font-size-complex="40pt"/>
    </style:style>
    <style:style style:name="P59" style:family="paragraph" style:parent-style-name="Standard">
      <style:paragraph-properties fo:margin-top="0cm" fo:margin-bottom="0cm"/>
    </style:style>
    <style:style style:name="P60" style:family="paragraph" style:parent-style-name="Standard">
      <style:paragraph-properties fo:margin-top="0cm" fo:margin-bottom="0cm" fo:line-height="100%" style:text-autospace="none"/>
      <style:text-properties style:font-name="Arial" fo:font-size="12pt" style:font-size-asian="12pt" style:font-name-complex="Arial" style:font-size-complex="12pt"/>
    </style:style>
    <style:style style:name="P61" style:family="paragraph" style:parent-style-name="Standard">
      <style:paragraph-properties fo:margin-top="0cm" fo:margin-bottom="0cm"/>
      <style:text-properties style:font-name="Arial" fo:font-size="12pt" fo:font-weight="bold" style:font-size-asian="12pt" style:font-weight-asian="bold" style:font-name-complex="Arial" style:font-size-complex="12pt"/>
    </style:style>
    <style:style style:name="T1" style:family="text">
      <style:text-properties style:font-name="Cambria" style:font-name-asian="Times New Roman"/>
    </style:style>
    <style:style style:name="T2" style:family="text">
      <style:text-properties style:font-name="Arial" fo:font-size="30pt" fo:font-weight="bold" style:font-size-asian="30pt" style:font-weight-asian="bold" style:font-name-complex="Arial" style:font-size-complex="30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language="en" fo:country="US" style:font-size-asian="12pt" style:font-name-complex="Arial" style:font-size-complex="12pt"/>
    </style:style>
    <style:style style:name="T8" style:family="text">
      <style:text-properties style:font-name="Arial" fo:font-weight="bold" fo:background-color="#ffffff" style:font-weight-asian="bold" style:font-name-complex="Arial" style:font-weight-complex="bold"/>
    </style:style>
    <style:style style:name="T9" style:family="text">
      <style:text-properties style:font-name="Arial" fo:font-size="10pt" fo:background-color="#ffffff" style:font-size-asian="10pt" style:font-name-complex="Arial" style:font-size-complex="10pt"/>
    </style:style>
    <style:style style:name="T10" style:family="text">
      <style:text-properties style:font-name="Arial" fo:background-color="#ffffff" style:font-name-complex="Arial"/>
    </style:style>
    <style:style style:name="T1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1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3" style:family="text">
      <style:text-properties style:font-name="Arial" style:font-name-complex="Arial"/>
    </style:style>
    <style:style style:name="T14" style:family="text">
      <style:text-properties fo:color="#000000" style:font-name="Arial" fo:font-size="12pt" fo:background-color="#ffffff" style:font-size-asian="12pt" style:font-name-complex="Arial" style:font-size-complex="12pt"/>
    </style:style>
    <style:style style:name="T15" style:family="text">
      <style:text-properties fo:color="#000000" style:font-name="Arial" fo:font-size="12pt" fo:font-weight="normal" fo:background-color="#ffffff" style:font-size-asian="12pt" style:font-weight-asian="normal" style:font-name-complex="Arial" style:font-size-complex="12pt"/>
    </style:style>
    <style:style style:name="T16" style:family="text">
      <style:text-properties fo:color="#000000" style:font-name="Arial" fo:font-size="12pt" style:font-size-asian="12pt" style:font-name-complex="Arial" style:font-size-complex="12pt"/>
    </style:style>
    <style:style style:name="T17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fo:color="#000000" style:font-name="Times New Roman" fo:font-size="13.5pt" fo:font-weight="bold" style:font-name-asian="Times New Roman" style:font-size-asian="13.5pt" style:language-asian="de" style:country-asian="DE" style:font-weight-asian="bold" style:font-size-complex="13.5pt" style:font-weight-complex="bold"/>
    </style:style>
    <style:style style:name="T19" style:family="text">
      <style:text-properties fo:color="#000000" style:font-name="Times New Roman" fo:font-size="13.5pt" style:font-name-asian="Times New Roman" style:font-size-asian="13.5pt" style:language-asian="de" style:country-asian="DE" style:font-size-complex="13.5pt"/>
    </style:style>
    <style:style style:name="T20" style:family="text">
      <style:text-properties fo:color="#000000" style:font-name="Times New Roman" fo:font-size="13.5pt" fo:language="en" fo:country="US" fo:font-weight="bold" style:font-name-asian="Times New Roman" style:font-size-asian="13.5pt" style:language-asian="de" style:country-asian="DE" style:font-weight-asian="bold" style:font-size-complex="13.5pt" style:font-weight-complex="bold"/>
    </style:style>
    <style:style style:name="T21" style:family="text">
      <style:text-properties fo:color="#0b0080" style:font-name="Arial" fo:font-size="10pt" fo:background-color="#ffffff" style:font-size-asian="10pt" style:font-name-complex="Arial" style:font-size-complex="10pt"/>
    </style:style>
    <style:style style:name="T22" style:family="text">
      <style:text-properties fo:color="#0000ff" style:font-name="Arial" fo:font-size="12pt" style:font-size-asian="12pt" style:font-name-complex="Arial" style:font-size-complex="12pt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Benutzerhandbuch</text:h>
      <text:p text:style-name="P3"/>
      <text:h text:style-name="P53" text:outline-level="2">UliCMS</text:h>
      <text:p text:style-name="P4"/>
      <text:p text:style-name="P6">2013 R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19"><text:a xlink:type="simple" xlink:href="http://www.ulicms.de/" office:target-frame-name="_top" xlink:show="replace"><text:span text:style-name="Hyperlink"><text:span text:style-name="T2">http://www.ulicms.de</text:span></text:span></text:a></text:p>
      <text:p text:style-name="P5"/>
      <text:p text:style-name="P5"/>
      <text:p text:style-name="P27"><text:soft-page-break/><text:span text:style-name="Absatz-Standardschriftart"><text:span text:style-name="T2">Allgemeines</text:span></text:span></text:p>
      <text:p text:style-name="P7"/>
      <text:p text:style-name="P10">UliCMS ermöglicht Ihnen das einfache Erstellen von Internetseiten ohne HTML oder Programmierkenntnisse.</text:p>
      <text:p text:style-name="P10">Dabei werden die Inhalte getrennt vom grafischen Design gespeichert.</text:p>
      <text:p text:style-name="P10"/>
      <text:p text:style-name="P10"/>
      <text:p text:style-name="P10">Für den Betrieb der Software wird folgendes vorausgesetzt:</text:p>
      <text:list xml:id="list1180962788" text:style-name="L1">
        <text:list-item>
          <text:p text:style-name="P54">20 Megabyte Speicherplatz oder mehr</text:p>
        </text:list-item>
        <text:list-item>
          <text:p text:style-name="P54">PHP 5.0 oder höher</text:p>
        </text:list-item>
        <text:list-item>
          <text:p text:style-name="P54">1 mySQL Datenbank</text:p>
        </text:list-item>
        <text:list-item>
          <text:p text:style-name="P54">GD Libray (bei 99 % der Hoster vorhanden)</text:p>
        </text:list-item>
      </text:list>
      <text:p text:style-name="P34"/>
      <text:p text:style-name="P28">Installation</text:p>
      <text:p text:style-name="P10"/>
      <text:p text:style-name="P10">Um UliCMS zu installieren, gehen Sie bitte wie folgt vor:</text:p>
      <text:p text:style-name="P10"/>
      <text:p text:style-name="P10"/>
      <text:list xml:id="list974296388" text:style-name="L2">
        <text:list-item>
          <text:p text:style-name="P57"><text:span text:style-name="Absatz-Standardschriftart"><text:span text:style-name="T3">Entpacken Sie die heruntegeladene Datei mit einem Packer-Programm (z.B. </text:span></text:span><text:a xlink:type="simple" xlink:href="http://www.ulizip.de/" office:target-frame-name="_top" xlink:show="replace"><text:span text:style-name="Hyperlink"><text:span text:style-name="T3">UliZip</text:span></text:span></text:a><text:span text:style-name="Absatz-Standardschriftart"><text:span text:style-name="T3">)</text:span></text:span></text:p>
        </text:list-item>
        <text:list-item>
          <text:p text:style-name="P57"><text:span text:style-name="Absatz-Standardschriftart"><text:span text:style-name="T3">Laden Sie den Inhalt des Ordners </text:span></text:span><text:span text:style-name="Absatz-Standardschriftart"><text:span text:style-name="T4">ulic</text:span></text:span><text:span text:style-name="Absatz-Standardschriftart"><text:span text:style-name="T4">ms</text:span></text:span><text:span text:style-name="Absatz-Standardschriftart"><text:span text:style-name="T3"> mit einem FTP-Programm in das Wurzelverzeichnis Ihrer Domain (Document Root) auf den Server hoch.</text:span></text:span></text:p>
        </text:list-item>
        <text:list-item>
          <text:p text:style-name="P57"><text:span text:style-name="Absatz-Standardschriftart"><text:span text:style-name="T3">Setzen Sie im FTP-Programm volle Schreibrechte (Oktalwert 0755 oder 0777) für die Datei cms-config.php und alles was im Ordner </text:span></text:span><text:span text:style-name="Absatz-Standardschriftart"><text:span text:style-name="T4">templates</text:span></text:span><text:span text:style-name="Absatz-Standardschriftart"><text:span text:style-name="T3"> enthalten ist.</text:span></text:span></text:p>
        </text:list-item>
        <text:list-item>
          <text:p text:style-name="P57"><text:span text:style-name="Absatz-Standardschriftart"><text:span text:style-name="T3">Ers</text:span></text:span><text:span text:style-name="Absatz-Standardschriftart"><text:span text:style-name="T3">tellen Sie für den Upload von Mediendateien (Bilder, Downloads, Flash-Animation, usw…) im Wurzelverzeichnis einen Ordner mit dem Namen </text:span></text:span><text:span text:style-name="Absatz-Standardschriftart"><text:span text:style-name="T4">content</text:span></text:span><text:span text:style-name="Absatz-Standardschriftart"><text:span text:style-name="T3"> und geben Sie diesem ebenfalls Schreibrechte (Oktalwert 0755 oder 0777).</text:span></text:span></text:p>
        </text:list-item>
        <text:list-item>
          <text:p text:style-name="P57"><text:span text:style-name="Absatz-Standardschriftart"><text:span text:style-name="T3">Rufen Sie im Browser </text:span></text:span><text:a xlink:type="simple" xlink:href="http://www.ihredomain.de/installer" office:target-frame-name="_top" xlink:show="replace"><text:span text:style-name="Hyperlink"><text:span text:style-name="T3">http://www.ihredomain.de/installer</text:span></text:span></text:a><text:span text:style-name="Absatz-Standardschriftart"><text:span text:style-name="T3"> auf.</text:span></text:span><text:span text:style-name="Absatz-Standardschriftart"><text:span text:style-name="T3"><text:line-break/></text:span></text:span><text:span text:style-name="Absatz-Standardschriftart"><text:span text:style-name="T3">Ersetzen Sie hierbei </text:span></text:span><text:a xlink:type="simple" xlink:href="http://www.ihredomain.de/" office:target-frame-name="_top" xlink:show="replace"><text:span text:style-name="Hyperlink"><text:span text:style-name="T3">www.ihredomain.de</text:span></text:span></text:a><text:span text:style-name="Absatz-Standardschriftart"><text:span text:style-name="T3"> durch Ihre eigene Domain</text:span></text:span><text:span text:style-name="Absatz-Standardschriftart"><text:span text:style-name="T3">.</text:span></text:span></text:p>
        </text:list-item>
        <text:list-item>
          <text:p text:style-name="P55">Folgen Sie den Anweisungen des Installers und geben Sie a) die Zugangsdaten für die Datenbank und b) grundlegende Dinge wie Titel der Homepage, Emailadresse, <text:s/>Passwort usw ein.</text:p>
        </text:list-item>
        <text:list-item>
          <text:p text:style-name="P57"><text:span text:style-name="Absatz-Standardschriftart"><text:span text:style-name="T3">Nach der Installation löschen Sie bitte aus Sicherheitsgründen den Ordner </text:span></text:span><text:span text:style-name="Absatz-Standardschriftart"><text:span text:style-name="T4">installer </text:span></text:span><text:span text:style-name="Absatz-Standardschriftart"><text:span text:style-name="T3">per FTP-Programm</text:span></text:span><text:span text:style-name="Absatz-Standardschriftart"><text:span text:style-name="T3">.</text:span></text:span></text:p>
        </text:list-item>
        <text:list-item>
          <text:p text:style-name="P57"><text:span text:style-name="Absatz-Standardschriftart"><text:span text:style-name="T3">Rufen Sie </text:span></text:span><text:a xlink:type="simple" xlink:href="http://www.ihredomain.de/admin" office:target-frame-name="_top" xlink:show="replace"><text:span text:style-name="Hyperlink"><text:span text:style-name="T3">http://www.ihredomain.de/admin</text:span></text:span></text:a><text:span text:style-name="Absatz-Standardschriftart"><text:span text:style-name="T3"> auf um in den Administrationsbereich zu gelangen.</text:span></text:span></text:p>
        </text:list-item>
      </text:list>
      <text:p text:style-name="P35"/>
      <text:p text:style-name="P28">Administrationsbereich</text:p>
      <text:p text:style-name="P10"/>
      <text:p text:style-name="P10"/>
      <text:p text:style-name="P2"><text:span text:style-name="Absatz-Standardschriftart"><text:span text:style-name="T3">Unter </text:span></text:span><text:a xlink:type="simple" xlink:href="http://www.ihredomain.de/admin" office:target-frame-name="_top" xlink:show="replace"><text:span text:style-name="Hyperlink"><text:span text:style-name="T3">http://www.ihredomain.de/admin</text:span></text:span></text:a><text:span text:style-name="Absatz-Standardschriftart"><text:span text:style-name="T3"> können Sie den Administrationsbereich finden.</text:span></text:span></text:p>
      <text:p text:style-name="P10">Dort können Sie sich mit Benutzername und Passwort einloggen oder als Gast registrieren.</text:p>
      <text:p text:style-name="P2"><text:span text:style-name="Absatz-Standardschriftart"><text:span text:style-name="T3">Der Standardbenutzername lautet </text:span></text:span><text:span text:style-name="Absatz-Standardschriftart"><text:span text:style-name="T4">admin</text:span></text:span><text:span text:style-name="Absatz-Standardschriftart"><text:span text:style-name="T3">, das Passwort wurde bei der Installation bereits angegeben.</text:span></text:span></text:p>
      <text:p text:style-name="P10"/>
      <text:p text:style-name="P15">Dashboard</text:p>
      <text:p text:style-name="P10">Hier erhalten Sie eine Übersicht über Ihre Website.</text:p>
      <text:p text:style-name="P10">Außerdem können Sie dort Ihr Benutzerprofil bearbeiten.</text:p>
      <text:p text:style-name="P10"/>
      <text:p text:style-name="P15">Inhalte</text:p>
      <text:p text:style-name="P10">Hier können Sie die Seiten und Werbebanner verwalten</text:p>
      <text:p text:style-name="P15"/>
      <text:p text:style-name="P16">Seiten verwalten</text:p>
      <text:p text:style-name="P10">Klicken Sie auf „Seite verfassen“ um eine neue Seite zu Erstellen.</text:p>
      <text:p text:style-name="P10">Hierbei stehen folgende Parameter zur Verfügung:</text:p>
      <text:p text:style-name="P10"/>
      <text:p text:style-name="P7">Permalink:</text:p>
      <text:p text:style-name="P2"><text:span text:style-name="Absatz-Standardschriftart"><text:span text:style-name="T3">Damit ist der Te</text:span></text:span><text:span text:style-name="Absatz-Standardschriftart"><text:span text:style-name="T3">xt gemeint, der in der Adressleiste steht, wenn Sie diese Seite aufrufen (z.B. </text:span></text:span><text:a xlink:type="simple" xlink:href="http://www.ihredomain.de/?seite=biographie" office:target-frame-name="_top" xlink:show="replace"><text:span text:style-name="Hyperlink"><text:span text:style-name="T3">http://www.ihredomain.de/?seite=</text:span></text:span></text:a><text:a xlink:type="simple" xlink:href="http://www.ihredomain.de/?seite=biographie" office:target-frame-name="_top" xlink:show="replace"><text:span text:style-name="Hyperlink"><text:span text:style-name="T5">biographie</text:span></text:span></text:a><text:span text:style-name="Absatz-Standardschriftart"><text:span text:style-name="T3">)</text:span></text:span></text:p>
      <text:p text:style-name="P10">Dieser Text darf nur einmal vergeben werden und kann seit UliCMS 4.5 auch noch nachträglich geändert werden.</text:p>
      <text:p text:style-name="P10"/>
      <text:p text:style-name="P7">Seitentitel:</text:p>
      <text:p text:style-name="P10">Damit ist der Titel gemeint, der beim Aufruf der Seite auch in der Titelzeile des Fensters und in der Taskleiste steht.</text:p>
      <text:p text:style-name="P10">Während Sie einen Seitentitel eingeben, wird daraus automatisch ein Permalink generiert.</text:p>
      <text:p text:style-name="P10"/>
      <text:p text:style-name="P7">Externer Link:</text:p>
      <text:p text:style-name="P2"><text:span text:style-name="Absatz-Standardschriftart"><text:span text:style-name="T3">Soll beim Klick auf den Menüpunkt statt den Inhalt der Seite anzuzeigen eine externe URL aufgerufen werden , dann tragen Sie hier bitte den Link </text:span></text:span><text:span text:style-name="Absatz-Standardschriftart"><text:span text:style-name="T5">mit http:// davor</text:span></text:span><text:span text:style-name="Absatz-Standardschriftart"><text:span text:style-name="T3"> ein (z.B. </text:span></text:span><text:a xlink:type="simple" xlink:href="http://www.google.de/" office:target-frame-name="_top" xlink:show="replace"><text:span text:style-name="Hyperlink"><text:span text:style-name="T3">http://www.google.de</text:span></text:span></text:a><text:span text:style-name="Absatz-Standardschriftart"><text:span text:style-name="T3">).</text:span></text:span></text:p>
      <text:p text:style-name="P10">Ansonsten lassen Sie bitte dieses Feld leer.</text:p>
      <text:p text:style-name="P33"/>
      <text:p text:style-name="P28">Administrationsbereich</text:p>
      <text:p text:style-name="P10"/>
      <text:p text:style-name="P7">Sprache:</text:p>
      <text:p text:style-name="P10">UliCMS unterstützt die Verwaltung von Inhalten in verschiedenen Sprachen.<text:line-break/>Wählen Sie hier die Sprache in der der Inhalt verfasst wird aus.</text:p>
      <text:p text:style-name="P10">Sie können die Sprachen Ihrer Website in den Einstellugen festlegen.</text:p>
      <text:p text:style-name="P10"/>
      <text:p text:style-name="P7">Menü:</text:p>
      <text:p text:style-name="P10">Sie können mit UliCMS maximal 4 verschiedene Menüs verwalten (links, rechts, oben, unten).</text:p>
      <text:p text:style-name="P10">Welche Menüs zur Verfügung stehen, hängt vom verwendeten Design ab.</text:p>
      <text:p text:style-name="P10">Wenn die Seite nicht im Menü angezeigt werden soll, wählen Sie bitte „Nicht im Menü aus“</text:p>
      <text:p text:style-name="P10"/>
      <text:p text:style-name="P7">Position:</text:p>
      <text:p text:style-name="P10">Die Seiten im Menü werden nach einer Zahl in numerischer Reihenfolge geordnet.</text:p>
      <text:p text:style-name="P2"><text:span text:style-name="Absatz-Standardschriftart"><text:span text:style-name="T3">z.B. </text:span></text:span><text:span text:style-name="Absatz-Standardschriftart"><text:span text:style-name="T3"><text:tab/></text:span></text:span><text:span text:style-name="Absatz-Standardschriftart"><text:span text:style-name="T5">10 </text:span></text:span><text:span text:style-name="Absatz-Standardschriftart"><text:span text:style-name="T3">Startseite</text:span></text:span></text:p>
      <text:p text:style-name="P2"><text:span text:style-name="Absatz-Standardschriftart"><text:span text:style-name="T3"><text:tab/></text:span></text:span><text:span text:style-name="Absatz-Standardschriftart"><text:span text:style-name="T5">20 </text:span></text:span><text:span text:style-name="Absatz-Standardschriftart"><text:span text:style-name="T3">Seite 2</text:span></text:span></text:p>
      <text:p text:style-name="P2"><text:span text:style-name="Absatz-Standardschriftart"><text:span text:style-name="T3"><text:tab/></text:span></text:span><text:span text:style-name="Absatz-Standardschriftart"><text:span text:style-name="T5">30 </text:span></text:span><text:span text:style-name="Absatz-Standardschriftart"><text:span text:style-name="T3">Seite 3</text:span></text:span></text:p>
      <text:p text:style-name="P2"><text:span text:style-name="Absatz-Standardschriftart"><text:span text:style-name="T3"><text:tab/></text:span></text:span><text:span text:style-name="Absatz-Standardschriftart"><text:span text:style-name="T5">35</text:span></text:span><text:span text:style-name="Absatz-Standardschriftart"><text:span text:style-name="T3"> Fotogalerie</text:span></text:span></text:p>
      <text:p text:style-name="P2"><text:span text:style-name="Absatz-Standardschriftart"><text:span text:style-name="T3"><text:tab/></text:span></text:span><text:span text:style-name="Absatz-Standardschriftart"><text:span text:style-name="T5">40 </text:span></text:span><text:span text:style-name="Absatz-Standardschriftart"><text:span text:style-name="T3">Impressum</text:span></text:span></text:p>
      <text:p text:style-name="P2"><text:span text:style-name="Absatz-Standardschriftart"><text:span text:style-name="T3">Tragen Sie hier bitte die Stelle, an der die Seite positioniert w</text:span></text:span><text:span text:style-name="Absatz-Standardschriftart"><text:span text:style-name="T3">erden soll als Zahl ein. (Z.B. 20</text:span></text:span><text:span text:style-name="Absatz-Standardschriftart"><text:span text:style-name="T5">)</text:span></text:span></text:p>
      <text:p text:style-name="P33"/>
      <text:p text:style-name="P7"/>
      <text:p text:style-name="P28">Administrationsbereich</text:p>
      <text:p text:style-name="P10"/>
      <text:p text:style-name="P7">Übergeordnete Seite / Eltern:</text:p>
      <text:p text:style-name="P10">UliCMS untersützt derzeit <text:s/>eine Untermenüebene.</text:p>
      <text:p text:style-name="P10">Die hier gewählte Seite wird dieser Seite übergeordnet.</text:p>
      <text:p text:style-name="P2"><text:span text:style-name="Absatz-Standardschriftart"><text:span text:style-name="T3">Wenn Sie z.B. schon eine Seite </text:span></text:span><text:span text:style-name="Absatz-Standardschriftart"><text:span text:style-name="T4">Produkte</text:span></text:span><text:span text:style-name="Absatz-Standardschriftart"><text:span text:style-name="T3"> haben, und diese hier </text:span></text:span><text:span text:style-name="Absatz-Standardschriftart"><text:span text:style-name="T3">auswähle, erscheint die neue Seite m Menü dann unter der Kategorie Produkte.</text:span></text:span></text:p>
      <text:p text:style-name="P10"/>
      <text:p text:style-name="P7">Öffnen in:</text:p>
      <text:p text:style-name="P10">Hier kann man auswählen, ob die Seite im gleichen Fenster oder in einem neuen Fenster/Tab geöffnet werden soll.</text:p>
      <text:p text:style-name="P10"/>
      <text:p text:style-name="P2"><text:span text:style-name="Absatz-Standardschriftart"><text:span text:style-name="T5">Aktiviert</text:span></text:span><text:span text:style-name="Absatz-Standardschriftart"><text:span text:style-name="T3">:</text:span></text:span></text:p>
      <text:p text:style-name="P10">Damit können Sie die Seite freigeben oder sperren.</text:p>
      <text:p text:style-name="P10">Eine aktivierte (freigegebene) Seite ist für Besucher zugänglich.</text:p>
      <text:p text:style-name="P10">Wenn Sie die Seite deaktivieren, kann diese nur noch von den Administratoren/Redakteuren der Homepage angezeigt werden.</text:p>
      <text:p text:style-name="P10"/>
      <text:p text:style-name="P7">Sichtbar für:</text:p>
      <text:p text:style-name="P10">Sie können wählen, für welche Benutzergruppen eine Seite zugänglich sein soll.</text:p>
      <text:p text:style-name="P10">Damit können Sie beispielsweise eine Seite nur für registrierte Besucher zugänglich machen.</text:p>
      <text:p text:style-name="P10"/>
      <text:p text:style-name="P7">Kommentare:</text:p>
      <text:p text:style-name="P10">Hier können Sie auswählen, ob diese Seite von Besuchern kommentierbar sein soll.</text:p>
      <text:p text:style-name="P10">Dafür müssen Sie erst in den Einstellungen ein Kommentarsystem konfigurieren.</text:p>
      <text:p text:style-name="P2"><text:span text:style-name="Fett"><text:span text:style-name="T14"/></text:span></text:p>
      <text:p text:style-name="P2"><text:span text:style-name="Fett"><text:span text:style-name="T14">Meta Description und Meta Keywords:</text:span></text:span></text:p>
      <text:p text:style-name="P2"><text:span text:style-name="Fett"><text:span text:style-name="T15">Zusätzliche Metadaten für Suchmaschinen</text:span></text:span></text:p>
      <text:p text:style-name="P7"/>
      <text:p text:style-name="P2"><text:span text:style-name="Absatz-Standardschriftart"><text:span text:style-name="T3">Mit dem </text:span></text:span><text:a xlink:type="simple" xlink:href="http://www.ckeditor.com/" office:target-frame-name="_top" xlink:show="replace"><text:span text:style-name="Hyperlink"><text:span text:style-name="T3">CKEditor</text:span></text:span></text:a><text:span text:style-name="Absatz-Standardschriftart"><text:span text:style-name="T3"> können Sie den gewünschten Inhalt der Seite verfassen.</text:span></text:span></text:p>
      <text:p text:style-name="P10">Klicken Sie anschließend zum Speichern auf das Diskettensymbol links oben im Editor.</text:p>
      <text:p text:style-name="P33"/>
      <text:p text:style-name="P28">Administrationsbereich</text:p>
      <text:p text:style-name="P10"/>
      <text:p text:style-name="P10"/>
      <text:p text:style-name="P18">Menüband anpassen</text:p>
      <text:p text:style-name="P10">Es ist möglich, im Administrationsbereich die Menüleiste anzupassen.</text:p>
      <text:p text:style-name="P10">Dieses Feature findet man unter Einstellungen &gt; Menüband anpassen.</text:p>
      <text:p text:style-name="P10"/>
      <text:p text:style-name="P10">Der Wert, der als Action angegeben werden muss, steht wenn Sie im Administrationsbereich die gewünschte Funktion aufgerufen in der Adressleiste des Browsers:</text:p>
      <text:p text:style-name="P41"/>
      <text:p text:style-name="P43">Unter dieser URL finden Sie z. B die Grundeinstellungen:</text:p>
      <text:p text:style-name="Standard"><text:a xlink:type="simple" xlink:href="http://www.meinewebsite.de/admin/index.php?action=settings_simple" office:target-frame-name="_top" xlink:show="replace"><text:span text:style-name="Hyperlink"><text:span text:style-name="T3">http://www.meinewebsite.de/admin/index.php?action=</text:span></text:span></text:a><text:a xlink:type="simple" xlink:href="http://www.meinewebsite.de/admin/index.php?action=settings_simple" office:target-frame-name="_top" xlink:show="replace"><text:span text:style-name="Hyperlink"><text:span text:style-name="T5">settings_simple</text:span></text:span></text:a></text:p>
      <text:p text:style-name="P41"/>
      <text:p text:style-name="P41">Erstellen Sie eine einen neuen Menüpunkt mit der fettmarkierten Stelle aus der oberen URL als Action (genauso geschrieben!!!) und geben Sie die gewünschte Beschriftung für den Menüpunkt ein.</text:p>
      <text:p text:style-name="P41">Nun können Sie noch mit den Pfeil-Symbolen den Eintrag an die gewünschte Stelle im Menü rücken</text:p>
      <text:p text:style-name="Standard"><text:span text:style-name="Absatz-Standardschriftart"><text:span text:style-name="T3"><text:line-break/></text:span></text:span><text:span text:style-name="Absatz-Standardschriftart"><text:span text:style-name="T3">Wenn Sie ein unerfahrener UliCMS Anwender sind, wird empfohlen, diese Funktion besser nicht zu nutzen, denn durch löschen der falschen Menüpunkte kann die UliCMS-Installation nämlich unbrauchbar gemacht werden</text:span></text:span></text:p>
      <text:p text:style-name="P39"/>
      <text:p text:style-name="P28">Administrationsbereich</text:p>
      <text:p text:style-name="P10"/>
      <text:p text:style-name="P43">Message Of The Day</text:p>
      <text:p text:style-name="P41">Es kann eine sogenannte Message Of The Day (Nachricht des Tages) hinterlegt werden.</text:p>
      <text:p text:style-name="P41">Diese wird dann allen Benutzern im Administrationsbereich auf der Startseite bzw. Dashboard angezeigt.</text:p>
      <text:p text:style-name="P41">Um die Message Of The Day zu löschen, <text:s/>Löschen Sie den Inhalt dieser Textbox und speichern anschließend ab.</text:p>
      <text:p text:style-name="P41"/>
      <text:p text:style-name="P43">Benutzerprofile</text:p>
      <text:p text:style-name="P41">Jeder registrierte Benutzer kann ein eigenes Profil gestalten mit Vor und Nachname, Über Mich, ICQ, Skype und einem Profilbild.</text:p>
      <text:p text:style-name="P43"/>
      <text:p text:style-name="P43">Logo hochladen</text:p>
      <text:p text:style-name="P41">Sie können jetzt, vorausgesetzt, das verwendete Design unterstützt diese Funktion ein eigenes Logo hochladen, das an einer vom Design vordefinierten Stelle auf der Website angezeigt wird.</text:p>
      <text:p text:style-name="Standard"><text:span text:style-name="Absatz-Standardschriftart"><text:span text:style-name="T3">Diese Bilddatei muss in einem gängigen Dateiformat vorliegen (jpg, gif, png) und darf maximal </text:span></text:span><text:span text:style-name="Absatz-Standardschriftart"><text:span text:style-name="T14">500 x 100 Pixel groß sein.</text:span></text:span></text:p>
      <text:p text:style-name="P44"/>
      <text:p text:style-name="P44">Wichtig:</text:p>
      <text:p text:style-name="Standard"><text:span text:style-name="Absatz-Standardschriftart"><text:span text:style-name="T3">Wenn man sein eigenes Passwort ändert, muss man vor dem abspeichern </text:span></text:span><text:span text:style-name="Absatz-Standardschriftart"><text:span text:style-name="T5">einmal</text:span></text:span><text:span text:style-name="Absatz-Standardschriftart"><text:span text:style-name="T3"> auf den Knopf „Passwort verschlüsseln“ klicken.</text:span></text:span><text:span text:style-name="Absatz-Standardschriftart"><text:span text:style-name="T3"><text:line-break/></text:span></text:span><text:span text:style-name="Absatz-Standardschriftart"><text:span text:style-name="T3">Sonst können Sie sich danach nicht mehr anmelden.</text:span></text:span></text:p>
      <text:p text:style-name="P41">Im Modulordner sind Module für eine Profilliste auf der Website sowie ein System für interne Mails vorhanden.</text:p>
      <text:p text:style-name="P41">Beachten Sie bitte, dass diese Module im Frontend (die Website, wie sie die Besucher sehen) auf einer Seite eingebunden werden müssen und nicht im Backend (Administrationsoberfläche)</text:p>
      <text:p text:style-name="P33"/>
      <text:p text:style-name="P28">Administrationsbereich</text:p>
      <text:p text:style-name="P10"/>
      <text:p text:style-name="P45"><text:span text:style-name="Absatz-Standardschriftart"><text:span text:style-name="T11">Sprachverwalt</text:span></text:span><text:span text:style-name="Absatz-Standardschriftart"><text:span text:style-name="T11">ung</text:span></text:span><text:span text:style-name="Absatz-Standardschriftart"><text:span text:style-name="T11"><text:line-break/></text:span></text:span><text:span text:style-name="Absatz-Standardschriftart"><text:span text:style-name="T3">In der Sprachverwaltung können Sie Sprachen anlegen, löschen und die Sta</text:span></text:span><text:span text:style-name="Absatz-Standardschriftart"><text:span text:style-name="T3">n</text:span></text:span><text:span text:style-name="Absatz-Standardschriftart"><text:span text:style-name="T3">dardsprache der Website festlegen.</text:span></text:span></text:p>
      <text:p text:style-name="P42">UliCMS speichert für jede angelegte Sprache eine eigene Menüstruktur.</text:p>
      <text:p text:style-name="P42">Auf der Website wird, sofern das verwendete Design Mehrsprachigkeit unterstützt, ein Sprachmenü angezeigt.</text:p>
      <text:p text:style-name="P42">Bitte achten Sie darauf, dass Sie standardisierte Ländercodes verwenden (z.B. de für Deutsch, en für Englisch, fr für Französisch)</text:p>
      <text:p text:style-name="P42">Bitte beachten Sie, dass momentan (Stand: Oktober 2012) <text:s/>noch nicht alle Module übersetzt worden sind.</text:p>
      <text:p text:style-name="P36"/>
      <text:p text:style-name="P28">Module</text:p>
      <text:p text:style-name="P10"/>
      <text:p text:style-name="P10">UliCMS ist mit verschiedenen Modulen erweiterbar.</text:p>
      <text:p text:style-name="P10">Unter anderem ist ein Gästebuch, ein Kontaktformular, eine Bildergalerie und eine Sitemap vorhanden.</text:p>
      <text:p text:style-name="P10">Diese Module können mit folgendem Code in die Seiten eingefügt werden</text:p>
      <text:p text:style-name="P10">[module=“name_des_moduls“]</text:p>
      <text:p text:style-name="P10">Wobei name_des_moduls zu ersetzen ist.</text:p>
      <text:p text:style-name="P2"><text:span text:style-name="Absatz-Standardschriftart"><text:span text:style-name="T3">Die verfügbaren Module liegen im Ordner </text:span></text:span><text:span text:style-name="Absatz-Standardschriftart"><text:span text:style-name="T4">modules</text:span></text:span><text:span text:style-name="Absatz-Standardschriftart"><text:span text:style-name="T3"> auf dem Server.</text:span></text:span></text:p>
      <text:p text:style-name="P2"><text:span text:style-name="Absatz-Standardschriftart"><text:span text:style-name="T3">Auf </text:span></text:span><text:a xlink:type="simple" xlink:href="http://www.ulicms.de/" office:target-frame-name="_top" xlink:show="replace"><text:span text:style-name="Hyperlink"><text:span text:style-name="T3">www.ulicms.de</text:span></text:span></text:a><text:span text:style-name="Absatz-Standardschriftart"><text:span text:style-name="T3"> finden Sie diverse Module als kostenlosen Download inklusive Installat</text:span></text:span><text:span text:style-name="Absatz-Standardschriftart"><text:span text:style-name="T3">ionsanweisungen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Default"><text:span text:style-name="Absatz-Standardschriftart"><text:span text:style-name="T13"><text:s/></text:span></text:span><text:span text:style-name="Absatz-Standardschriftart"><text:span text:style-name="T12">Module entwickeln</text:span></text:span></text:p>
      <text:p text:style-name="P46"/>
      <text:p text:style-name="P10">Im Ordner „modules“ können Module hochgeladen werden. In einem weiteren Unterordner, der so wie das Modul heißt (z. B. „meinmodul“) muss sich eine Datei mit einem Namen wie „meinmodul_main.php“ befinden. </text:p>
      <text:p text:style-name="P10">Diese PHP-Datei muss eine Funktion mit einem Namen wie „meinmodul_render“ enthalten. Diese Funktion muss den HTML-Code der vom Modul ausgegeben werden soll als Rückgabewert haben (return). </text:p>
      <text:p text:style-name="P10">Für Beispiele sehen Sie sich bitte das Kontaktformular an. </text:p>
      <text:p text:style-name="P10">Module können in eine Seite über folgenden Code eingebunden werden: [module=“meinmodul“] </text:p>
      <text:p text:style-name="P10">Um beispielsweise das mitgelieferte Kontaktformular einzufügen also: [module="kontaktformular"]</text:p>
      <text:p text:style-name="P10"/>
      <text:p text:style-name="P37"/>
      <text:p text:style-name="P28">Medienverwaltung</text:p>
      <text:p text:style-name="P10"/>
      <text:p text:style-name="P10">UliCMS unterscheidet bei den Medien zwischen Bildern, Flash-Animationen und Dateien (wie z.B. Downloads)</text:p>
      <text:p text:style-name="P10"/>
      <text:p text:style-name="P10">Es können eine oder mehrere Dateien auf einmal hochgeladen werden.</text:p>
      <text:p text:style-name="P10">Es können existierende Dateien heruntergeladen, verschoben, kopiert oder gelöscht werden.</text:p>
      <text:p text:style-name="P10">Es können außerdem mit einem Rechtsklick auf einen Ordner im Ordnerbaum links Unterordner erstellt werden</text:p>
      <text:p text:style-name="P10"/>
      <text:p text:style-name="P2"><text:span text:style-name="Absatz-Standardschriftart"><text:span text:style-name="T3">Sollte die Medienverwaltung nicht ordnungsgemäß funktionieren, das heißt es können keine Dateien hochgeladen werden, oder die Medienverwaltung wird erst gar nicht angezeigt, prüfen Sie bitte, ob d</text:span></text:span><text:span text:style-name="Absatz-Standardschriftart"><text:span text:style-name="T3">er Ordner</text:span></text:span><text:span text:style-name="Absatz-Standardschriftart"><text:span text:style-name="T5"> content</text:span></text:span><text:span text:style-name="Absatz-Standardschriftart"><text:span text:style-name="T3"> sowie seine Inhalte für den Webserver beschreibbar sind.</text:span></text:span></text:p>
      <text:p text:style-name="P10"/>
      <text:p text:style-name="P10"/>
      <text:p text:style-name="P10"/>
      <text:p text:style-name="P15">Werbebanner</text:p>
      <text:p text:style-name="P10">UliCMS bietet Grundfunktionen zur Verwaltung von Bannergrafiken im Gif-Dateiformat.</text:p>
      <text:p text:style-name="P10">Diese können an vorgegebenen Platzhaltern im Design per Zufallsauswahl eingeblendet werden.</text:p>
      <text:p text:style-name="P33"/>
      <text:p text:style-name="P28">Benutzer</text:p>
      <text:p text:style-name="P10"/>
      <text:p text:style-name="P10">UliCMS unterstützt mehrere Arten von Benutzerkonten.</text:p>
      <text:p text:style-name="P10"/>
      <text:p text:style-name="P10">Sie können einen Benutzer anlegen.</text:p>
      <text:p text:style-name="P10">Dafür benötigen Sie einen Benutzernamen, Vor- und Nachnamen eine Emailadresse, sowie das gewünschte Passwort.</text:p>
      <text:p text:style-name="P10">Der Benutzer wird anschließend per Email über das neue Konto benachrichtigt.</text:p>
      <text:p text:style-name="P2"><text:span text:style-name="Absatz-Standardschriftart"><text:span text:style-name="T3">Anschließend klicken Sie bitte beim neu erzeugten Benutzer auf </text:span></text:span><text:span text:style-name="Absatz-Standardschriftart"><text:span text:style-name="T4">Bearbeiten</text:span></text:span></text:p>
      <text:p text:style-name="P10">Und vergeben für den neuen Benutzer die Rechte als Administrator, Redakteur, Autor, Mitarbeiter oder Gast.</text:p>
      <text:p text:style-name="P10"/>
      <text:p text:style-name="P7">Passwörter ändern</text:p>
      <text:p text:style-name="P10">Die Passwörter werden aus Sicherheitsgründen als MD5-Hashwert (Quersumme) gespeichert statt im Klartext.</text:p>
      <text:p text:style-name="P10">Deshalb müssen Sie, wenn Sie das Passwort ändern vor dem Abspeichern einmal auf den Button „Passwort verschlüsseln“ klicken.</text:p>
      <text:p text:style-name="P10">Sonst können Sie sich danach nicht mehr einloggen, weil das System davon ausgeht, dass das Passwort verschlüsselt gespeichert ist, obwohl es im Klartext vorliegt.</text:p>
      <text:p text:style-name="P35"/>
      <text:p text:style-name="P31">API (für Programmierer)</text:p>
      <text:p text:style-name="P22"/>
      <text:p text:style-name="P47"><text:span text:style-name="Absatz-Standardschriftart"><text:span text:style-name="T18">getconfig(String $key)</text:span></text:span></text:p>
      <text:p text:style-name="P48">Gibt den Wert einer Konfigurationsvariable zurück</text:p>
      <text:p text:style-name="P47"><text:span text:style-name="Absatz-Standardschriftart"><text:span text:style-name="T19">$key ist der Name einer Konfigurat</text:span></text:span><text:span text:style-name="Absatz-Standardschriftart"><text:span text:style-name="T19">ionsvariable</text:span></text:span></text:p>
      <text:p text:style-name="P50"/>
      <text:p text:style-name="P47"><text:span text:style-name="Absatz-Standardschriftart"><text:span text:style-name="T18">getModulePath(String $module)</text:span></text:span></text:p>
      <text:p text:style-name="P48">Gibt den Pfad zu einem Modul zurück</text:p>
      <text:p text:style-name="P48">$module ist der Name eines Moduls.</text:p>
      <text:p text:style-name="P24"/>
      <text:p text:style-name="P25"><text:span text:style-name="Absatz-Standardschriftart"><text:span text:style-name="T18">getModuleMainFilePath(String $module)</text:span></text:span></text:p>
      <text:p text:style-name="P48">Gibt den Pfad zu der Hauptdatei eines Moduls zurück</text:p>
      <text:p text:style-name="P48">$module ist der Name eines Moduls.</text:p>
      <text:p text:style-name="P49"/>
      <text:p text:style-name="P47"><text:span text:style-name="Absatz-Standardschriftart"><text:span text:style-name="T18">getAllModules()</text:span></text:span></text:p>
      <text:p text:style-name="P48">Gibt ein Array, das den Namen aller Module enthält zurück</text:p>
      <text:p text:style-name="P50"/>
      <text:p text:style-name="P47"><text:span text:style-name="Absatz-Standardschriftart"><text:span text:style-name="T18">replaceShortcodesWithModules(String $string)</text:span></text:span></text:p>
      <text:p text:style-name="P47"><text:span text:style-name="Absatz-Standardschriftart"><text:span text:style-name="T19">Ersetzt in $string die Modul-Codes durch die Ausgabe der Module.</text:span></text:span></text:p>
      <text:p text:style-name="P50"/>
      <text:p text:style-name="P47"><text:span text:style-name="Absatz-Standardschriftart"><text:span text:style-name="T18">getAllSystemNames()</text:span></text:span></text:p>
      <text:p text:style-name="P48">Gibt ein Array der Systemnamen aller Seiten zurück</text:p>
      <text:p text:style-name="P40"/>
      <text:p text:style-name="P31">API (für Programmierer)</text:p>
      <text:p text:style-name="P22"/>
      <text:p text:style-name="P47"><text:span text:style-name="Absatz-Standardschriftart"><text:span text:style-name="T18">file_extension(String $filename)</text:span></text:span></text:p>
      <text:p text:style-name="P47"><text:span text:style-name="Absatz-Standardschriftart"><text:span text:style-name="T19">$filename ist ein Dateiname, Rückgabe der Endung des Dateinamens</text:span></text:span></text:p>
      <text:p text:style-name="P50"/>
      <text:p text:style-name="P47"><text:span text:style-name="Absatz-Standardschriftart"><text:span text:style-name="T20">setconfig(String $key, String $value)</text:span></text:span></text:p>
      <text:p text:style-name="P48">Setzt die Konfigurationsvariable $key auf $value´.</text:p>
      <text:p text:style-name="P47"><text:span text:style-name="Absatz-Standardschriftart"><text:span text:style-name="T19">Falls nicht vorhanden, wird $key </text:span></text:span><text:span text:style-name="Absatz-Standardschriftart"><text:span text:style-name="T19">angelegt.</text:span></text:span></text:p>
      <text:p text:style-name="P50"/>
      <text:p text:style-name="P47"><text:span text:style-name="Absatz-Standardschriftart"><text:span text:style-name="T18"> tbname(String $name)</text:span></text:span></text:p>
      <text:p text:style-name="P47"><text:span text:style-name="Absatz-Standardschriftart"><text:span text:style-name="T19">Gibt den Tabellennamen mit Prefix für die Nutzung in Datenbankabfragen zurück (prefix_content z.B.).</text:span></text:span></text:p>
      <text:p text:style-name="P50"/>
      <text:p text:style-name="P47"><text:span text:style-name="Absatz-Standardschriftart"><text:span text:style-name="T18">cms_version()</text:span></text:span></text:p>
      <text:p text:style-name="P47"><text:span text:style-name="Absatz-Standardschriftart"><text:span text:style-name="T19">Gibt die UliCMS Version als String zurück.</text:span></text:span></text:p>
      <text:p text:style-name="P50"/>
      <text:p text:style-name="P47"><text:span text:style-name="Absatz-Standardschriftart"><text:span text:style-name="T18">noperms()</text:span></text:span></text:p>
      <text:p text:style-name="P47"><text:span text:style-name="Absatz-Standardschriftart"><text:span text:style-name="T19">Gibt eine Meldung aus, die besagt, dass die </text:span></text:span><text:span text:style-name="Absatz-Standardschriftart"><text:span text:style-name="T19">Berechtigung für den Zugriff auf die Seite fehlt</text:span></text:span></text:p>
      <text:p text:style-name="P50"/>
      <text:p text:style-name="P47"><text:span text:style-name="Absatz-Standardschriftart"><text:span text:style-name="T18">check_status()</text:span></text:span></text:p>
      <text:p text:style-name="P47"><text:span text:style-name="Absatz-Standardschriftart"><text:span text:style-name="T19">Gibt den HTTP Status der aktuellen Seite zurück.</text:span></text:span></text:p>
      <text:p text:style-name="P40"/>
      <text:p text:style-name="P32">API (für Programmierer)</text:p>
      <text:p text:style-name="P23"/>
      <text:p text:style-name="P47"><text:span text:style-name="Absatz-Standardschriftart"><text:span text:style-name="T20">get_requested_pagename()</text:span></text:span></text:p>
      <text:p text:style-name="P48">Gibt den Systemnamen der angefragten Seite zurück</text:p>
      <text:p text:style-name="P49"/>
      <text:p text:style-name="P47"><text:span text:style-name="Absatz-Standardschriftart"><text:span text:style-name="T18">is_frontpage()</text:span></text:span></text:p>
      <text:p text:style-name="P48">Ist dies die Startseite?</text:p>
      <text:p text:style-name="P48">Rückgabewert ist ein Boolean.</text:p>
      <text:p text:style-name="P47"><text:span text:style-name="Absatz-Standardschriftart"><text:span text:style-name="T18">is_404()</text:span></text:span><text:span text:style-name="Absatz-Standardschriftart"><text:span text:style-name="T19"><text:line-break/></text:span></text:span><text:span text:style-name="Absatz-Standardschriftart"><text:span text:style-name="T18">is_403()</text:span></text:span></text:p>
      <text:p text:style-name="P48">Prüfung auf HTTP-Status der Anfrage</text:p>
      <text:p text:style-name="P10"/>
      <text:p text:style-name="P35"/>
      <text:p text:style-name="P28">Templates erstellen</text:p>
      <text:p text:style-name="P10"/>
      <text:p text:style-name="P11">In einer Template können folgende Platzhalter verwendet werden:</text:p>
      <text:p text:style-name="P11"/>
      <text:p text:style-name="P8">homepage_title()</text:p>
      <text:p text:style-name="P11">Titel der Website „Katzenzüchter Riddagshausen e.V.“</text:p>
      <text:p text:style-name="P11"/>
      <text:p text:style-name="P8">title()</text:p>
      <text:p text:style-name="P11">Seitentitel „Über den Verein“</text:p>
      <text:p text:style-name="P11"/>
      <text:p text:style-name="P8">homepage_owner()</text:p>
      <text:p text:style-name="P11">Seiteninhaber, Inhaber des Copyrights</text:p>
      <text:p text:style-name="P11"/>
      <text:p text:style-name="P8">base_metas()</text:p>
      <text:p text:style-name="P11">Fügt die Meta-Tags ein und bindet den Newsfeed ein</text:p>
      <text:p text:style-name="P11"/>
      <text:p text:style-name="P8">motto()</text:p>
      <text:p text:style-name="P11">Motto der Internetseite „Stubentiger und Ihre Dosenöffner“</text:p>
      <text:p text:style-name="P11"/>
      <text:p text:style-name="P8">import(„name_einer_seite“)</text:p>
      <text:p text:style-name="P11">Bindet eine Seite an der aktuellen Stelle ein.</text:p>
      <text:p text:style-name="P11">Sinvoll für Elemente die auf jeder Seite angezeigt werden sollen, wie z.B. Menüs, Copyright, Header,</text:p>
      <text:p text:style-name="P11">etc....</text:p>
      <text:p text:style-name="P11"/>
      <text:p text:style-name="P8">autor()</text:p>
      <text:p text:style-name="P11">Der Autor der Seite „Max Mustermann“</text:p>
      <text:p text:style-name="P11"/>
      <text:p text:style-name="P8">random_banner()</text:p>
      <text:p text:style-name="P11">Ein zufälliger Banner aus der Datenbank</text:p>
      <text:p text:style-name="P11"/>
      <text:p text:style-name="P8">getconfig(„konfigurationsvariable“)</text:p>
      <text:p text:style-name="P11">Rückgabewert ist eine Konfigurationsvariable.</text:p>
      <text:p text:style-name="P10">Sinnvoll für bedingte Anweisungen in Templates</text:p>
      <text:p text:style-name="P10"/>
      <text:p text:style-name="P2"><text:span text:style-name="Absatz-Standardschriftart"><text:span text:style-name="T5">language_selection()</text:span></text:span><text:span text:style-name="Absatz-Standardschriftart"><text:span text:style-name="T5"><text:line-break/></text:span></text:span><text:span text:style-name="Absatz-Standardschriftart"><text:span text:style-name="T3">Gibt die eine HTML-Liste der verfügbaren Sprachen aus</text:span></text:span></text:p>
      <text:p text:style-name="P35"/>
      <text:p text:style-name="P28">Templates erstellen</text:p>
      <text:p text:style-name="P10"/>
      <text:p text:style-name="P7"/>
      <text:p text:style-name="P7">Menu($name_des_menüs)</text:p>
      <text:p text:style-name="P10"/>
      <text:p text:style-name="P10">Fügt das entsprechende Menü an dieser Stelle in Form einer HTML-Liste ein.</text:p>
      <text:p text:style-name="P10"/>
      <text:p text:style-name="P7">Mögliche Werte:</text:p>
      <text:p text:style-name="P10">left – Links</text:p>
      <text:p text:style-name="P10">right – Rechts</text:p>
      <text:p text:style-name="P12">top – Oben</text:p>
      <text:p text:style-name="P12">down – Unten</text:p>
      <text:p text:style-name="P12"/>
      <text:p text:style-name="P14">print_env(„konfigurationsvariable“)</text:p>
      <text:p text:style-name="P11">Gibt eine Konfigurationsvariable aus</text:p>
      <text:p text:style-name="P11">print_env(„homepage_owner“) - „Max Mustermann“</text:p>
      <text:p text:style-name="P11"/>
      <text:p text:style-name="P8">year()</text:p>
      <text:p text:style-name="P11">Das aktuelle Jahr „2011“</text:p>
      <text:p text:style-name="P11"/>
      <text:p text:style-name="P8">comments()</text:p>
      <text:p text:style-name="P10">Fügt die Kommentarfunktion ein</text:p>
      <text:p text:style-name="P10"/>
      <text:p text:style-name="P10"/>
      <text:p text:style-name="P38"/>
      <text:p text:style-name="P51"><text:span text:style-name="Absatz-Standardschriftart"><text:span text:style-name="T2">E</text:span></text:span><text:span text:style-name="Absatz-Standardschriftart"><text:span text:style-name="T2">instellungen</text:span></text:span></text:p>
      <text:p text:style-name="P11"/>
      <text:p text:style-name="P11">Hier können Sie Ihre Webseite konfigurieren.</text:p>
      <text:p text:style-name="P11"/>
      <text:p text:style-name="P26"><text:span text:style-name="Absatz-Standardschriftart"><text:span text:style-name="T6">Titel der Homepage: </text:span></text:span><text:span text:style-name="Absatz-Standardschriftart"><text:span text:style-name="T3">Der Titel dieser Internetseite</text:span></text:span></text:p>
      <text:p text:style-name="P11">„Müller KG“, „Der Uli im Netz“, „Ulis Homepage“ wären mögliche Titel</text:p>
      <text:p text:style-name="P11"/>
      <text:p text:style-name="P26"><text:span text:style-name="Absatz-Standardschriftart"><text:span text:style-name="T6">Motto der Homepage: </text:span></text:span><text:span text:style-name="Absatz-Standardschriftart"><text:span text:style-name="T3">Dies ist ein Slogan oder ein kurzer Text der beschreibt, um was es auf dieser</text:span></text:span></text:p>
      <text:p text:style-name="P11">Website geht.</text:p>
      <text:p text:style-name="P11">„Musik und mehr“</text:p>
      <text:p text:style-name="P11"/>
      <text:p text:style-name="P8">Inhaber der Homepage:</text:p>
      <text:p text:style-name="P11">Der Inhaber dieser Internetseite - fürs Copyright</text:p>
      <text:p text:style-name="P11">„Max Mustermann“</text:p>
      <text:p text:style-name="P11"/>
      <text:p text:style-name="P9">Logo ausblenden:</text:p>
      <text:p text:style-name="P11">Hören Sie einstellen, ob das Logo auf der Website angezeigt werden soll, oder nicht.</text:p>
      <text:p text:style-name="P11"/>
      <text:p text:style-name="P8">Emailadresse des Inhabers:</text:p>
      <text:p text:style-name="P11">Dahin werden Mails über das Kontaktformular verschickt.</text:p>
      <text:p text:style-name="P11"/>
      <text:p text:style-name="P8">Startseite:</text:p>
      <text:p text:style-name="P11">Die erste Seite, wenn man Ihre Website aufruft.</text:p>
      <text:p text:style-name="P11"/>
      <text:p text:style-name="P36"/>
      <text:p text:style-name="P52">Einstellungen</text:p>
      <text:p text:style-name="P8">Beschreibung:</text:p>
      <text:p text:style-name="P11">Für Suchmaschinen - Ein Beschreibungstext über diese Internetseite.</text:p>
      <text:p text:style-name="P11">Maximal 255 Zeichen</text:p>
      <text:p text:style-name="P8"/>
      <text:p text:style-name="P8">Wartungsmodus aktiviert:</text:p>
      <text:p text:style-name="P11">Hiermit können Sie die Website während Wartungsarbeiten für die Besucher sperren.</text:p>
      <text:p text:style-name="P11"/>
      <text:p text:style-name="P9">Gäste dürfen sich registrieren:</text:p>
      <text:p text:style-name="P11">Hier können Sie einstellen, ob im Loginformular der Link zum Registrierungsformular für Gäste angezeigt werden soll.</text:p>
      <text:p text:style-name="P11"/>
      <text:p text:style-name="P8">Keywords:</text:p>
      <text:p text:style-name="P11">Für Suchmaschinen - Stichwörter die den Inhalt Ihrer Internetseite beschreiben.</text:p>
      <text:p text:style-name="P11">Maximal 255 Zeichen</text:p>
      <text:p text:style-name="P8"/>
      <text:p text:style-name="P8">Kommentare:</text:p>
      <text:p text:style-name="P11">UliCMS bietet kein eigenes Kommentarsystem.</text:p>
      <text:p text:style-name="P26"><text:span text:style-name="Absatz-Standardschriftart"><text:span text:style-name="T3">Jedoch können die Kommentarsysteme von </text:span></text:span><text:a xlink:type="simple" xlink:href="http://www.disqus.com/" office:target-frame-name="_top" xlink:show="replace"><text:span text:style-name="Hyperlink"><text:span text:style-name="T3">disqus</text:span></text:span></text:a><text:span text:style-name="Absatz-Standardschriftart"><text:span text:style-name="T3"> und </text:span></text:span><text:a xlink:type="simple" xlink:href="http://www.facebook.com/" office:target-frame-name="_top" xlink:show="replace"><text:span text:style-name="Hyperlink"><text:span text:style-name="T3">Facebook</text:span></text:span></text:a><text:span text:style-name="Absatz-Standardschriftart"><text:span text:style-name="T3"> über eine Schnittstelle verwendet werden.</text:span></text:span></text:p>
      <text:p text:style-name="P11">Dafür wird ein Account bei disqus oder Facebook benötigt.</text:p>
      <text:p text:style-name="P36"/>
      <text:p text:style-name="P29">Updates</text:p>
      <text:p text:style-name="P20"/>
      <text:p text:style-name="P21">Innerhalb einer Majorversion (4.0, 4.1, 4.2, usw...) können UliCMS Installation über die Updatepakete</text:p>
      <text:p text:style-name="P21">automatisch aktualisiert werden.</text:p>
      <text:p text:style-name="P21">Machen Sie zur Sicherheit vor dem Update ein Datenbank- und FTP-Backup um Datenverlust bei Fehlschlagen zu vermeiden.</text:p>
      <text:p text:style-name="P21">Hierfür müssen die Dateien aus den Updatepaketen per FTP auf den Server hochgeladen, bestehene</text:p>
      <text:p text:style-name="P26"><text:span text:style-name="Absatz-Standardschriftart"><text:span text:style-name="T16">Dateie</text:span></text:span><text:span text:style-name="Absatz-Standardschriftart"><text:span text:style-name="T16">n ersetzt werden und dann im Browser über Aufruf von </text:span></text:span><text:span text:style-name="Absatz-Standardschriftart"><text:span text:style-name="T22">http://www.ihredomain.de/update.php </text:span></text:span><text:span text:style-name="Absatz-Standardschriftart"><text:span text:style-name="T16">(Ihredomain.de durch die entsprechende Domain ersetzen) ausgeführt werden.</text:span></text:span></text:p>
      <text:p text:style-name="P26"><text:span text:style-name="Absatz-Standardschriftart"><text:span text:style-name="T16">Anschließend die Datei </text:span></text:span><text:span text:style-name="Absatz-Standardschriftart"><text:span text:style-name="T17">update.php </text:span></text:span><text:span text:style-name="Absatz-Standardschriftart"><text:span text:style-name="T16">wieder vom Server löschen.</text:span></text:span></text:p>
      <text:p text:style-name="P35"/>
      <text:p text:style-name="P30">Fehlerbehebung / Bugs</text:p>
      <text:p text:style-name="P17"/>
      <text:p text:style-name="P11">Ich bemühe mich die Software so fehlerfrei wie möglich zu halten.</text:p>
      <text:p text:style-name="P11">Dennoch bin ich auch nur ein Mensch und Menschen machen Fehler.</text:p>
      <text:p text:style-name="P11">Sollten Sie dennoch einen Fehler finden, so teilen Sie diesen mir unverzüglich mit, ich werde mich</text:p>
      <text:p text:style-name="P11">so schnell wie möglich um die Beseitigung des Problems kümmern.</text:p>
      <text:p text:style-name="P11">Für eine Fehlerbehebung benötige ich folgende Informationen:</text:p>
      <text:p text:style-name="P11">Den genauen Text der Fehlermeldung</text:p>
      <text:p text:style-name="P11">Ihr verwendeter Browser</text:p>
      <text:p text:style-name="P11">Welche Aktion haben Sie durchgeführt, als der Fehler auftrat?</text:p>
      <text:p text:style-name="P11">Ließ sich der Fehler reproduzieren?</text:p>
      <text:p text:style-name="P26"><text:span text:style-name="Absatz-Standardschriftart"><text:span text:style-name="T3">Bitte</text:span></text:span><text:span text:style-name="Absatz-Standardschriftart"><text:span text:style-name="T3"> senden Sie mir diese Informationen per E-Mail an: </text:span></text:span><text:a xlink:type="simple" xlink:href="mailto:admin@deruli.de" office:target-frame-name="_top" xlink:show="replace"><text:span text:style-name="Hyperlink"><text:span text:style-name="T3">admin@deruli.de</text:span></text:span></text:a></text:p>
      <text:p text:style-name="P35"/>
      <text:p text:style-name="P30">Lizenz</text:p>
      <text:p text:style-name="P8"/>
      <text:p text:style-name="P11">Copyright (c) 2012, Der Uli im Netz</text:p>
      <text:p text:style-name="P13">All rights reserved.</text:p>
      <text:p text:style-name="P13">Redistribution and use in source and binary forms, with or without modification, are permitted provided</text:p>
      <text:p text:style-name="P13">that the following conditions are met:</text:p>
      <text:list xml:id="list962762768" text:style-name="L3">
        <text:list-item>
          <text:p text:style-name="P56">Redistributions of source code must retain the above copyright notice, this list of conditions and the following disclaimer.</text:p>
        </text:list-item>
        <text:list-item>
          <text:p text:style-name="P56">Redistributions in binary form must reproduce the above copyright notice, this list of conditions and the following disclaimer in the documentation and/or other materials provided with the distribution.</text:p>
        </text:list-item>
        <text:list-item>
          <text:p text:style-name="P56">All advertising materials mentioning features or use of this software must display the following acknowledgement: This product includes software developed by Der Uli and its contributors.</text:p>
        </text:list-item>
        <text:list-item>
          <text:p text:style-name="P56">Neither the name of Der Uli nor the names of its contributors may be used to endorse or promote products derived from this software without specific prior written permission.</text:p>
        </text:list-item>
      </text:list>
      <text:p text:style-name="P13">THIS SOFTWARE IS PROVIDED BY THE COPYRIGHT HOLDERS AND CONTRIBUTORS</text:p>
      <text:p text:style-name="P13">"AS IS" AND ANY EXPRESS OR IMPLIED WARRANTIES, INCLUDING, BUT NOT LIMITED</text:p>
      <text:p text:style-name="P13">TO, THE IMPLIED WARRANTIES OF MERCHANTABILITY AND FITNESS FOR A</text:p>
      <text:p text:style-name="P13">PARTICULAR PURPOSE ARE DISCLAIMED. IN NO EVENT SHALL THE COPYRIGHT OWNER</text:p>
      <text:p text:style-name="P13">OR CONTRIBUTORS BE LIABLE FOR ANY DIRECT, INDIRECT, INCIDENTAL, SPECIAL,</text:p>
      <text:p text:style-name="P13">EXEMPLARY, OR CONSEQUENTIAL DAMAGES (INCLUDING, BUT NOT LIMITED</text:p>
      <text:p text:style-name="P13">TO, PROCUREMENT OF SUBSTITUTE GOODS OR SERVICES; LOSS OF USE, DATA, OR</text:p>
      <text:p text:style-name="P13">PROFITS; OR BUSINESS INTERRUPTION) HOWEVER CAUSED AND ON ANY THEORY</text:p>
      <text:p text:style-name="P13">OF LIABILITY, WHETHER IN CONTRACT, STRICT LIABILITY, OR TORT (INCLUDING</text:p>
      <text:p text:style-name="P13">NEGLIGENCE OR OTHERWISE) ARISING IN ANY WAY OUT OF THE USE OF THIS SOFTWARE,</text:p>
      <text:p text:style-name="P26"><text:span text:style-name="Absatz-Standardschriftart"><text:span text:style-name="T7">EVEN IF ADVISED OF THE POSSIBILITY OF SUCH DAMA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MT" svg:font-family="TimesNewRomanPSMT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 fo:hyphenate="false" fo:hyphenation-remain-char-count="0" fo:hyphenation-push-char-count="0"/>
    </style:style>
    <style:style style:name="Kein_20_Leerraum" style:display-name="Kein Leerraum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color="#000000" fo:font-style="italic" style:font-style-asian="italic" style:font-style-complex="italic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/>
      <style:text-properties fo:color="#000000" style:font-name="Cambria" fo:font-size="12pt" style:font-size-asian="12pt" style:font-name-complex="Cambria" style:font-size-complex="12pt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de" style:country-asian="DE" style:font-size-complex="12pt" fo:hyphenate="false" fo:hyphenation-remain-char-count="0" fo:hyphenation-push-char-count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2_20_Zchn" style:display-name="Überschrift 2 Zchn" style:family="text" style:parent-style-name="Absatz-Standardschriftar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BesuchterHyperlink" style:family="text" style:parent-style-name="Absatz-Standardschriftar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Absatz-Standardschriftart"/>
    <style:style style:name="Zitat_20_Zchn" style:display-name="Zitat Zchn" style:family="text" style:parent-style-name="Absatz-Standardschriftart">
      <style:text-properties fo:color="#000000" fo:font-style="italic" style:font-style-asian="italic" style:font-style-complex="italic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0.159cm double #622423" fo:border-bottom="none" style:shadow="non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mbria" style:font-name-asian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Absatz-Standardschriftart"><text:span text:style-name="MT1"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initial-creator>Ulrich Schmidt</meta:initial-creator>
    <dc:creator>Ulrich Schmidt</dc:creator>
    <meta:creation-date>2012-10-17T16:16:00Z</meta:creation-date>
    <dc:date>2013-01-07T11:30:09</dc:date>
    <meta:print-date>2012-11-10T17:42:00Z</meta:print-date>
    <meta:editing-cycles>109</meta:editing-cycles>
    <meta:editing-duration>PT54S</meta:editing-duration>
    <meta:document-statistic meta:table-count="0" meta:image-count="0" meta:object-count="0" meta:page-count="22" meta:paragraph-count="290" meta:word-count="2411" meta:character-count="17172"/>
    <meta:template xlink:type="simple" xlink:actuate="onRequest" xlink:title="" xlink:href="Normal.dotm"/>
  </office:meta>
</office:document-meta>
</file>